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B000000DA5051D66D0D07C48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Sans" svg:font-family="'Lucida Sans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1-title-Slide-de-Título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notes">
      <style:graphic-properties draw:fill-color="#ffffff" fo:min-height="13.364cm"/>
    </style:style>
    <style:style style:name="pr3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e-Conteúdo-notes">
      <style:graphic-properties draw:fill-color="#ffffff" fo:min-height="13.364cm"/>
    </style:style>
    <style:style style:name="P1" style:family="paragraph">
      <style:paragraph-properties fo:margin-left="1.27cm" fo:margin-right="0cm" fo:margin-top="0.071cm" fo:margin-bottom="0cm" fo:line-height="90%" fo:text-align="center" fo:text-indent="-1.27cm" style:punctuation-wrap="hanging" style:writing-mode="lr-tb">
        <style:tab-stops/>
      </style:paragraph-properties>
    </style:style>
    <style:style style:name="P2" style:family="paragraph">
      <style:paragraph-properties fo:margin-left="1.27cm" fo:margin-right="0cm" fo:margin-top="0.141cm" fo:margin-bottom="0cm" fo:line-height="90%" fo:text-align="center" fo:text-indent="-1.27cm" style:punctuation-wrap="hanging" style:writing-mode="lr-tb">
        <style:tab-stops/>
      </style:paragraph-properties>
    </style:style>
    <style:style style:name="P3" style:family="paragraph">
      <style:paragraph-properties fo:margin-left="1.27cm" fo:margin-right="0cm" fo:margin-top="0.141cm" fo:margin-bottom="0cm" fo:line-height="90%" fo:text-align="start" fo:text-indent="-1.27cm" style:punctuation-wrap="hanging" style:writing-mode="lr-tb">
        <style:tab-stops/>
      </style:paragraph-properties>
    </style:style>
    <style:style style:name="P4" style:family="paragraph">
      <style:paragraph-properties fo:margin-left="1.27cm" fo:margin-right="0cm" fo:margin-top="0.141cm" fo:margin-bottom="0cm" fo:line-height="90%" fo:text-align="justify" fo:text-indent="-1.27cm" style:punctuation-wrap="hanging" style:writing-mode="lr-tb">
        <style:tab-stops/>
      </style:paragraph-properties>
    </style:style>
    <style:style style:name="P5" style:family="paragraph">
      <style:paragraph-properties fo:margin-left="1.27cm" fo:margin-right="0cm" fo:margin-top="0.212cm" fo:margin-bottom="0cm" fo:line-height="90%" fo:text-align="start" fo:text-indent="-1.27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text-indent="0.635cm"/>
    </style:style>
    <style:style style:name="P11" style:family="paragraph">
      <style:paragraph-properties fo:margin-left="0.953cm" fo:margin-right="0cm" fo:margin-top="0.212cm" fo:margin-bottom="0cm" fo:line-height="100%" fo:text-align="justify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line-height="100%" fo:text-align="justify" fo:text-indent="1.499cm"/>
      <style:text-properties style:font-name="Arial1" fo:font-size="10pt" style:font-size-asian="10pt" style:font-name-complex="Arial1" style:font-size-complex="10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66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6666" style:text-line-through-style="none" style:text-line-through-type="none" style:text-position="0% 100%" style:font-name="Arial2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6666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3366" style:text-outline="false" style:text-line-through-style="none" style:text-line-through-type="none" style:text-position="0% 100%" style:font-name="Arial2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366" style:text-outline="false" style:text-line-through-style="none" style:text-line-through-type="none" style:text-position="0% 100%" style:font-name="Arial1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hi" style:country-asian="IN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366" style:text-line-through-style="none" style:text-line-through-type="none" style:text-position="0% 100%" style:font-name="Arial2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953cm"/>
        <style:text-properties style:font-name="Wingdings" fo:color="#003366" fo:font-size="75%"/>
      </text:list-level-style-bullet>
      <text:list-level-style-bullet text:level="2" text:bullet-char="l">
        <style:list-level-properties text:space-before="1.111cm" text:min-label-width="0.953cm"/>
        <style:text-properties style:font-name="Wingdings" fo:color="#003366" fo:font-size="75%"/>
      </text:list-level-style-bullet>
      <text:list-level-style-bullet text:level="3" text:bullet-char="l">
        <style:list-level-properties text:space-before="2.223cm" text:min-label-width="0.953cm"/>
        <style:text-properties style:font-name="Wingdings" fo:color="#003366" fo:font-size="75%"/>
      </text:list-level-style-bullet>
      <text:list-level-style-bullet text:level="4" text:bullet-char="l">
        <style:list-level-properties text:space-before="3.493cm" text:min-label-width="0.953cm"/>
        <style:text-properties style:font-name="Wingdings" fo:color="#003366" fo:font-size="75%"/>
      </text:list-level-style-bullet>
      <text:list-level-style-bullet text:level="5" text:bullet-char="l">
        <style:list-level-properties text:space-before="4.763cm" text:min-label-width="0.953cm"/>
        <style:text-properties style:font-name="Wingdings" fo:color="#003366" fo:font-size="75%"/>
      </text:list-level-style-bullet>
      <text:list-level-style-bullet text:level="6" text:bullet-char="l">
        <style:list-level-properties text:space-before="6.032cm" text:min-label-width="0.953cm"/>
        <style:text-properties style:font-name="Wingdings" fo:color="#003366" fo:font-size="75%"/>
      </text:list-level-style-bullet>
      <text:list-level-style-bullet text:level="7" text:bullet-char="l">
        <style:list-level-properties text:space-before="7.302cm" text:min-label-width="0.953cm"/>
        <style:text-properties style:font-name="Wingdings" fo:color="#003366" fo:font-size="75%"/>
      </text:list-level-style-bullet>
      <text:list-level-style-bullet text:level="8" text:bullet-char="l">
        <style:list-level-properties text:space-before="8.572cm" text:min-label-width="0.953cm"/>
        <style:text-properties style:font-name="Wingdings" fo:color="#003366" fo:font-size="75%"/>
      </text:list-level-style-bullet>
      <text:list-level-style-bullet text:level="9" text:bullet-char="l">
        <style:list-level-properties text:space-before="9.842cm" text:min-label-width="0.953cm"/>
        <style:text-properties style:font-name="Wingdings" fo:color="#00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frame draw:name="Rectangle 3" presentation:style-name="pr1" draw:text-style-name="P6" draw:layer="layout" svg:width="12.7cm" svg:height="5.157cm" svg:x="12.7cm" svg:y="8.036cm" presentation:class="subtitle" presentation:user-transformed="true">
          <draw:text-box>
            <text:p text:style-name="P1"><text:span text:style-name="T1">Gustavo Leonart</text:span></text:p>
            <text:p text:style-name="P2"><text:span text:style-name="T1">Lucas Mateus Scheik Cavalli</text:span></text:p>
            <text:p text:style-name="P2"><text:span text:style-name="T1">Miguel dos Santos Nowakowski</text:span></text:p>
            <text:p text:style-name="P3"><text:span text:style-name="T1"/></text:p>
            <text:p text:style-name="P4"><text:span text:style-name="T1">Orientador: Ademir Luiz do Prado</text:span></text:p>
            <text:p text:style-name="P4"><text:span text:style-name="T1">Coorientador: Richard Jojima Nagamato</text:span></text:p>
            <text:p text:style-name="P5"><text:span text:style-name="T2"/></text:p>
          </draw:text-box>
        </draw:frame>
        <draw:frame draw:name="Título 4" draw:style-name="gr1" draw:text-style-name="P6" draw:layer="layout" svg:width="23.485cm" svg:height="2.702cm" svg:x="1.915cm" svg:y="4.258cm">
          <draw:text-box>
            <text:p text:style-name="P7"><text:span text:style-name="T3">Sistema de Gerenciamento de uma Confeitar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Introdução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 text:style-name="P10"><text:span text:style-name="T5"/></text:p>
            <text:list text:style-name="L3">
              <text:list-item>
                <text:p text:style-name="P11"><text:span text:style-name="T5">O projeto foi idealizado levando-se em consideração a necessidade de um cliente no ramo de confeitaria com o objetivo de gerenciar um pequeno negócio por intermédio do desenvolvimento de um sistema informatizado.</text:span></text:p>
              </text:list-item>
            </text:list>
            <text:p text:style-name="P12"><text:span text:style-name="T6">O projeto foi idealizado levando-se em consideração a necessidade de um cliente no ramo de confeitaria com o objetivo de gerenciar um pequeno negócio por intermédio do desenvolvimento de um sistema informatizado. Ao observar o problema apresentado pelo cliente, foi percebido a necessidade de um sistema informatizado para a solução do problema, uma vez que o cliente possuía um controle manual utilizando anotações manuscritas. A partir da constatação da necessidade de controle eficaz e efetivo, foi decidido em conjunto ao cliente, que seria implementado um sistema com a finalidade de gerenciar o pequeno negócio em questão, tendo como base os conhecimentos adquiridos ao longo do curso. A metodologia aplicada ao projeto em questão, consistiu na utilização das tecnologias HTML, CSS, JavaScript, Ajax, jQuery, PHP, MySQL e Apache voltadas para ambiente web e hospedadas em um servidor.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JUSTIFICATIVA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 text:style-name="P10"><text:span text:style-name="T5"/></text:p>
            <text:list text:style-name="L3">
              <text:list-item>
                <text:p text:style-name="P11"><text:span text:style-name="T5">Com o escopo determinado em conjunto ao cliente, foi notada a necessidade de um sistema informatizado.</text:span></text:p>
              </text:list-item>
              <text:list-item>
                <text:p text:style-name="P11"><text:span text:style-name="T5">A partir da constatação da necessidade de um gerenciamento eficaz e efetivo, foi decido a implantação desse siste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OBJETIV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list text:style-name="L3">
              <text:list-item>
                <text:p text:style-name="P11"><text:span text:style-name="T7">Gerenciar um pequeno negócio voltado a confeitarias por intermédio de um sistema informatizado.</text:span></text:p>
              </text:list-item>
              <text:list-item>
                <text:p text:style-name="P11"><text:span text:style-name="T7">Gerenciar cadastro de Cliente;</text:span></text:p>
              </text:list-item>
              <text:list-item>
                <text:p text:style-name="P11"><text:span text:style-name="T7">Gerenciar cadastro de Funcionários;</text:span></text:p>
              </text:list-item>
              <text:list-item>
                <text:p text:style-name="P11"><text:span text:style-name="T7">Gerenciar o controle de Estoque;</text:span></text:p>
              </text:list-item>
              <text:list-item>
                <text:p text:style-name="P11"><text:span text:style-name="T7">Criar e gerenciar uma agenda virtual;</text:span></text:p>
              </text:list-item>
              <text:list-item>
                <text:p text:style-name="P11"><text:span text:style-name="T7">Publicação de receitas no siste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ETODOLOGIA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7">A metodologia aplicada ao projeto em questão, consistiu na utilização de conhecimentos adquiridos ao longo do curso. As quais são: HTML, CSS, JavaScript, Ajax, jQuery, PHP, MySQL e Apache voltadas para ambiente web e hospedadas em um servid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ATERIAL E MÉTOD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7">Visão Geral do Produto</text:span></text:p>
              </text:list-item>
              <text:list-item>
                <text:p text:style-name="P11"><text:span text:style-name="T7">Requisitos Funcionais</text:span></text:p>
              </text:list-item>
              <text:list-item>
                <text:p text:style-name="P11"><text:span text:style-name="T7">Requisitos Não Funcionais</text:span></text:p>
              </text:list-item>
              <text:list-item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TECNOLOGIAS UTILIZADA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7">PHP;</text:span></text:p>
              </text:list-item>
              <text:list-item>
                <text:p text:style-name="P11"><text:span text:style-name="T7">HTML;</text:span></text:p>
              </text:list-item>
              <text:list-item>
                <text:p text:style-name="P11"><text:span text:style-name="T7">CSS;</text:span></text:p>
              </text:list-item>
              <text:list-item>
                <text:p text:style-name="P11"><text:span text:style-name="T7">JAVASCRIPT;</text:span></text:p>
              </text:list-item>
              <text:list-item>
                <text:p text:style-name="P11"><text:span text:style-name="T7">MYSQL;</text:span></text:p>
              </text:list-item>
              <text:list-item>
                <text:p text:style-name="P11"><text:span text:style-name="T7">UML;</text:span></text:p>
              </text:list-item>
              <text:list-item>
                <text:p text:style-name="P11"><text:span text:style-name="T7">AJAX;</text:span></text:p>
              </text:list-item>
              <text:list-item>
                <text:p text:style-name="P11"><text:span text:style-name="T7">JQUERY;</text:span></text:p>
              </text:list-item>
              <text:list-item>
                <text:p text:style-name="P11"><text:span text:style-name="T7">XAMPP;</text:span></text:p>
              </text:list-item>
              <text:list-item>
                <text:p text:style-name="P11"><text:span text:style-name="T7">DRAW.IO;</text:span></text:p>
              </text:list-item>
              <text:list-item>
                <text:p text:style-name="P11"><text:span text:style-name="T7">MYSQL;</text:span></text:p>
              </text:list-item>
              <text:list-item>
                <text:p text:style-name="P11"><text:span text:style-name="T7">GITHUB;</text:span></text:p>
              </text:list-item>
              <text:list-item>
                <text:p text:style-name="P11"><text:span text:style-name="T7">ATO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622cm" svg:x="2.117cm" svg:y="3cm" presentation:class="title" presentation:user-transformed="true">
          <draw:text-box>
            <text:p text:style-name="P9"><text:span text:style-name="T4">DIAGRAMA ENTIDADE RELACIONAMENTO</text:span><text:span text:style-name="T4"><text:line-break/></text:span><text:span text:style-name="T4"/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list text:style-name="L3">
              <text:list-item>
                <text:p text:style-name="P11"><text:span text:style-name="T7">É uma associação entre entidades com certas propriedades em comum(DATE, p.336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APRESENTAÇÃO DE RESULTAD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7">Como resultado se deu a conclusão do sistema informatizado com as funções de gerenciar o cadastro de cliente, o cadastro de funcionários, o controle de estoque, uma agenda virtual e a publicação de receitas conforme objetivo idealiza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ítulo-e-Conteúdo" presentation:presentation-page-layout-name="AL2T18">
        <draw:frame draw:name="Rectangle 2" presentation:style-name="pr3" draw:text-style-name="P6" draw:layer="layout" svg:width="23.325cm" svg:height="1.541cm" svg:x="2.075cm" svg:y="3.123cm" presentation:class="title">
          <draw:text-box>
            <text:p text:style-name="P9"><text:span text:style-name="T4">CONSIDERAÇÕES FINAI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7">O desenvolvimento do projeto possibilitou uma análise de como um sistema informatizado pode melhorar a organização de uma confeitaria.</text:span></text:p>
              </text:list-item>
              <text:list-item>
                <text:p text:style-name="P11"><text:span text:style-name="T7">Assim, utilizar meios digitais permite que funcionários realizem seu papel de forma eficaz e efetiva, podendo ser realizada por pessoas sem muito conhecimento em informátic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7">Escreva aqui...</text:span></text:p>
              </text:list-item>
              <text:list-item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Sans" svg:font-family="'Lucida Sans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margin-left="0cm" fo:margin-right="0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fo:color="#00000a" style:font-name="Arial" fo:font-family="Arial" style:font-family-generic="swiss" style:font-pitch="variable" fo:font-size="12pt" fo:language="pt" fo:country="BR" fo:font-weight="bold" style:letter-kerning="false" style:font-name-asian="Mangal" style:font-family-asian="Mangal" style:font-pitch-asian="variable" style:font-size-asian="18pt" style:language-asian="hi" style:country-asian="IN" style:font-weight-asian="bold" style:font-weight-complex="bold"/>
    </style:style>
    <style:style style:name="Título_20_2" style:display-name="Título 2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fo:color="#00000a" style:font-name="Arial1" fo:font-family="Arial" style:font-family-generic="roman" style:font-pitch="variable" fo:font-size="12pt" fo:language="pt" fo:country="BR" fo:font-weight="normal" style:letter-kerning="false" style:font-name-asian="Mangal" style:font-family-asian="Mangal" style:font-pitch-asian="variable" style:font-size-asian="16pt" style:language-asian="hi" style:country-asian="IN" style:font-weight-asian="bold" style:font-weight-complex="normal"/>
    </style:style>
    <style:style style:name="Título_20_3" style:display-name="Título 3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1" fo:font-family="Arial" style:font-family-generic="roman" style:font-pitch="variable" fo:font-size="12pt" fo:language="pt" fo:country="BR" fo:font-weight="normal" style:letter-kerning="false" style:font-name-asian="Mangal" style:font-family-asian="Mangal" style:font-pitch-asian="variable" style:font-size-asian="14pt" style:language-asian="hi" style:country-asian="IN" style:font-weight-asian="bold" style:font-weight-complex="normal"/>
    </style:style>
    <style:style style:name="Título_20_4" style:display-name="Título 4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1" fo:font-family="Arial" style:font-family-generic="roman" style:font-pitch="variable" fo:font-size="12pt" fo:language="pt" fo:country="BR" fo:font-style="normal" fo:font-weight="normal" style:letter-kerning="false" style:font-name-asian="Mangal" style:font-family-asian="Mangal" style:font-pitch-asian="variable" style:font-size-asian="13.5pt" style:language-asian="hi" style:country-asian="IN" style:font-style-asian="italic" style:font-weight-asian="bold" style:font-style-complex="normal" style:font-weight-complex="normal"/>
    </style:style>
    <style:style style:name="Título_20_9" style:display-name="Título 9" style:family="graphic">
      <style:paragraph-properties fo:margin-left="0cm" fo:margin-right="0cm" fo:margin-top="0.187cm" fo:margin-bottom="0.187cm" fo:line-height="150%" fo:text-align="start" fo:text-indent="0cm" style:text-autospace="none"/>
      <style:text-properties fo:color="#00000a" style:font-name="Arial1" fo:font-family="Arial" style:font-family-generic="roman" style:font-pitch="variable" fo:font-size="9pt" fo:language="pt" fo:country="BR" fo:font-weight="bold" style:letter-kerning="false" style:font-name-asian="Mangal" style:font-family-asian="Mangal" style:font-pitch-asian="variable" style:font-size-asian="10.5pt" style:language-asian="hi" style:country-asian="IN" style:font-weight-asian="bold" style:font-weight-complex="bold"/>
    </style:style>
    <style:style style:name="ListLabel_20_758" style:display-name="ListLabel 758" style:family="graphic">
      <style:paragraph-properties style:text-autospace="none"/>
    </style:style>
    <style:style style:name="ListLabel_20_757" style:display-name="ListLabel 757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56" style:display-name="ListLabel 756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55" style:display-name="ListLabel 755" style:family="graphic">
      <style:paragraph-properties style:text-autospace="none"/>
      <style:text-properties fo:font-weight="normal" style:font-weight-asian="normal" style:font-weight-complex="normal"/>
    </style:style>
    <style:style style:name="ListLabel_20_754" style:display-name="ListLabel 754" style:family="graphic">
      <style:paragraph-properties style:text-autospace="none"/>
      <style:text-properties fo:font-weight="normal" style:font-weight-asian="normal" style:font-weight-complex="normal"/>
    </style:style>
    <style:style style:name="ListLabel_20_753" style:display-name="ListLabel 7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fo:font-weight="normal" style:font-weight-asian="normal" style:font-weight-complex="normal"/>
    </style:style>
    <style:style style:name="ListLabel_20_751" style:display-name="ListLabel 751" style:family="graphic">
      <style:paragraph-properties style:text-autospace="none"/>
      <style:text-properties fo:font-weight="normal" style:font-weight-asian="normal" style:font-weight-complex="normal"/>
    </style:style>
    <style:style style:name="ListLabel_20_750" style:display-name="ListLabel 7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49" style:display-name="ListLabel 7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47" style:display-name="ListLabel 7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46" style:display-name="ListLabel 7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44" style:display-name="ListLabel 7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43" style:display-name="ListLabel 7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2" style:display-name="ListLabel 742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741" style:display-name="ListLabel 7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40" style:display-name="ListLabel 7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38" style:display-name="ListLabel 7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7" style:display-name="ListLabel 7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35" style:display-name="ListLabel 7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4" style:display-name="ListLabel 7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33" style:display-name="ListLabel 733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732" style:display-name="ListLabel 732" style:family="graphic">
      <style:paragraph-properties style:text-autospace="none"/>
    </style:style>
    <style:style style:name="ListLabel_20_731" style:display-name="ListLabel 731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30" style:display-name="ListLabel 730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29" style:display-name="ListLabel 729" style:family="graphic">
      <style:paragraph-properties style:text-autospace="none"/>
      <style:text-properties fo:font-weight="normal" style:font-weight-asian="normal" style:font-weight-complex="normal"/>
    </style:style>
    <style:style style:name="ListLabel_20_728" style:display-name="ListLabel 728" style:family="graphic">
      <style:paragraph-properties style:text-autospace="none"/>
      <style:text-properties fo:font-weight="normal" style:font-weight-asian="normal" style:font-weight-complex="normal"/>
    </style:style>
    <style:style style:name="ListLabel_20_727" style:display-name="ListLabel 7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fo:font-weight="normal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fo:font-weight="normal" style:font-weight-asian="normal" style:font-weight-complex="normal"/>
    </style:style>
    <style:style style:name="ListLabel_20_724" style:display-name="ListLabel 7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23" style:display-name="ListLabel 7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21" style:display-name="ListLabel 7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20" style:display-name="ListLabel 7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8" style:display-name="ListLabel 7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17" style:display-name="ListLabel 7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16" style:display-name="ListLabel 716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715" style:display-name="ListLabel 7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14" style:display-name="ListLabel 7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2" style:display-name="ListLabel 7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11" style:display-name="ListLabel 7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09" style:display-name="ListLabel 70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08" style:display-name="ListLabel 70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07" style:display-name="ListLabel 707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706" style:display-name="ListLabel 706" style:family="graphic">
      <style:paragraph-properties style:text-autospace="none"/>
    </style:style>
    <style:style style:name="ListLabel_20_705" style:display-name="ListLabel 705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04" style:display-name="ListLabel 704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03" style:display-name="ListLabel 703" style:family="graphic">
      <style:paragraph-properties style:text-autospace="none"/>
      <style:text-properties fo:font-weight="normal" style:font-weight-asian="normal" style:font-weight-complex="normal"/>
    </style:style>
    <style:style style:name="ListLabel_20_702" style:display-name="ListLabel 702" style:family="graphic">
      <style:paragraph-properties style:text-autospace="none"/>
      <style:text-properties fo:font-weight="normal" style:font-weight-asian="normal" style:font-weight-complex="normal"/>
    </style:style>
    <style:style style:name="ListLabel_20_701" style:display-name="ListLabel 7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fo:font-weight="normal" style:font-weight-asian="normal" style:font-weight-complex="normal"/>
    </style:style>
    <style:style style:name="ListLabel_20_699" style:display-name="ListLabel 699" style:family="graphic">
      <style:paragraph-properties style:text-autospace="none"/>
      <style:text-properties fo:font-weight="normal" style:font-weight-asian="normal" style:font-weight-complex="normal"/>
    </style:style>
    <style:style style:name="ListLabel_20_698" style:display-name="ListLabel 6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97" style:display-name="ListLabel 69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95" style:display-name="ListLabel 6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94" style:display-name="ListLabel 69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92" style:display-name="ListLabel 6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91" style:display-name="ListLabel 69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90" style:display-name="ListLabel 690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89" style:display-name="ListLabel 6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88" style:display-name="ListLabel 68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6" style:display-name="ListLabel 6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85" style:display-name="ListLabel 68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3" style:display-name="ListLabel 6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82" style:display-name="ListLabel 68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81" style:display-name="ListLabel 681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80" style:display-name="ListLabel 680" style:family="graphic">
      <style:paragraph-properties style:text-autospace="none"/>
    </style:style>
    <style:style style:name="ListLabel_20_679" style:display-name="ListLabel 679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78" style:display-name="ListLabel 678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77" style:display-name="ListLabel 677" style:family="graphic">
      <style:paragraph-properties style:text-autospace="none"/>
      <style:text-properties fo:font-weight="normal" style:font-weight-asian="normal" style:font-weight-complex="normal"/>
    </style:style>
    <style:style style:name="ListLabel_20_676" style:display-name="ListLabel 676" style:family="graphic">
      <style:paragraph-properties style:text-autospace="none"/>
      <style:text-properties fo:font-weight="normal" style:font-weight-asian="normal" style:font-weight-complex="normal"/>
    </style:style>
    <style:style style:name="ListLabel_20_675" style:display-name="ListLabel 6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fo:font-weight="normal" style:font-weight-asian="normal" style:font-weight-complex="normal"/>
    </style:style>
    <style:style style:name="ListLabel_20_673" style:display-name="ListLabel 673" style:family="graphic">
      <style:paragraph-properties style:text-autospace="none"/>
      <style:text-properties fo:font-weight="normal" style:font-weight-asian="normal" style:font-weight-complex="normal"/>
    </style:style>
    <style:style style:name="ListLabel_20_672" style:display-name="ListLabel 67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71" style:display-name="ListLabel 67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9" style:display-name="ListLabel 66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68" style:display-name="ListLabel 66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6" style:display-name="ListLabel 66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65" style:display-name="ListLabel 6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4" style:display-name="ListLabel 664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63" style:display-name="ListLabel 6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62" style:display-name="ListLabel 66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0" style:display-name="ListLabel 66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59" style:display-name="ListLabel 65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57" style:display-name="ListLabel 65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56" style:display-name="ListLabel 65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55" style:display-name="ListLabel 655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52" style:display-name="ListLabel 652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51" style:display-name="ListLabel 651" style:family="graphic">
      <style:paragraph-properties style:text-autospace="none"/>
      <style:text-properties fo:font-weight="normal" style:font-weight-asian="normal" style:font-weight-complex="normal"/>
    </style:style>
    <style:style style:name="ListLabel_20_650" style:display-name="ListLabel 650" style:family="graphic">
      <style:paragraph-properties style:text-autospace="none"/>
      <style:text-properties fo:font-weight="normal" style:font-weight-asian="normal" style:font-weight-complex="normal"/>
    </style:style>
    <style:style style:name="ListLabel_20_649" style:display-name="ListLabel 6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fo:font-weight="normal" style:font-weight-asian="normal" style:font-weight-complex="normal"/>
    </style:style>
    <style:style style:name="ListLabel_20_647" style:display-name="ListLabel 647" style:family="graphic">
      <style:paragraph-properties style:text-autospace="none"/>
      <style:text-properties fo:font-weight="normal" style:font-weight-asian="normal" style:font-weight-complex="normal"/>
    </style:style>
    <style:style style:name="ListLabel_20_646" style:display-name="ListLabel 6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5" style:display-name="ListLabel 6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44" style:display-name="ListLabel 6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43" style:display-name="ListLabel 6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2" style:display-name="ListLabel 6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40" style:display-name="ListLabel 6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9" style:display-name="ListLabel 6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38" style:display-name="ListLabel 638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37" style:display-name="ListLabel 6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6" style:display-name="ListLabel 6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35" style:display-name="ListLabel 6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4" style:display-name="ListLabel 6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3" style:display-name="ListLabel 6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1" style:display-name="ListLabel 6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0" style:display-name="ListLabel 6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29" style:display-name="ListLabel 629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28" style:display-name="ListLabel 628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27" style:display-name="ListLabel 627" style:family="graphic">
      <style:paragraph-properties style:text-autospace="none"/>
      <style:text-properties fo:font-weight="normal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fo:font-weight="normal" style:font-weight-asian="normal" style:font-weight-complex="normal"/>
    </style:style>
    <style:style style:name="ListLabel_20_625" style:display-name="ListLabel 6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fo:font-weight="normal" style:font-weight-asian="normal" style:font-weight-complex="normal"/>
    </style:style>
    <style:style style:name="ListLabel_20_623" style:display-name="ListLabel 623" style:family="graphic">
      <style:paragraph-properties style:text-autospace="none"/>
      <style:text-properties fo:font-weight="normal" style:font-weight-asian="normal" style:font-weight-complex="normal"/>
    </style:style>
    <style:style style:name="ListLabel_20_622" style:display-name="ListLabel 6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21" style:display-name="ListLabel 6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19" style:display-name="ListLabel 6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8" style:display-name="ListLabel 6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17" style:display-name="ListLabel 6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16" style:display-name="ListLabel 6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5" style:display-name="ListLabel 6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14" style:display-name="ListLabel 614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13" style:display-name="ListLabel 6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2" style:display-name="ListLabel 6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10" style:display-name="ListLabel 6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09" style:display-name="ListLabel 60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08" style:display-name="ListLabel 6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07" style:display-name="ListLabel 6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06" style:display-name="ListLabel 60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05" style:display-name="ListLabel 605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604" style:display-name="ListLabel 604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03" style:display-name="ListLabel 603" style:family="graphic">
      <style:paragraph-properties style:text-autospace="none"/>
    </style:style>
    <style:style style:name="ListLabel_20_602" style:display-name="ListLabel 602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01" style:display-name="ListLabel 601" style:family="graphic">
      <style:paragraph-properties style:text-autospace="none"/>
      <style:text-properties fo:font-weight="normal" style:font-weight-asian="normal" style:font-weight-complex="normal"/>
    </style:style>
    <style:style style:name="ListLabel_20_600" style:display-name="ListLabel 600" style:family="graphic">
      <style:paragraph-properties style:text-autospace="none"/>
      <style:text-properties fo:font-weight="normal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fo:font-weight="normal" style:font-weight-asian="normal" style:font-weight-complex="normal"/>
    </style:style>
    <style:style style:name="ListLabel_20_597" style:display-name="ListLabel 597" style:family="graphic">
      <style:paragraph-properties style:text-autospace="none"/>
      <style:text-properties fo:font-weight="normal" style:font-weight-asian="normal" style:font-weight-complex="normal"/>
    </style:style>
    <style:style style:name="ListLabel_20_596" style:display-name="ListLabel 59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95" style:display-name="ListLabel 59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3" style:display-name="ListLabel 59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92" style:display-name="ListLabel 59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91" style:display-name="ListLabel 59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0" style:display-name="ListLabel 59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9" style:display-name="ListLabel 58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8" style:display-name="ListLabel 588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87" style:display-name="ListLabel 58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6" style:display-name="ListLabel 58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84" style:display-name="ListLabel 58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3" style:display-name="ListLabel 58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2" style:display-name="ListLabel 58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81" style:display-name="ListLabel 58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0" style:display-name="ListLabel 58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79" style:display-name="ListLabel 579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78" style:display-name="ListLabel 578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77" style:display-name="ListLabel 577" style:family="graphic">
      <style:paragraph-properties style:text-autospace="none"/>
    </style:style>
    <style:style style:name="ListLabel_20_576" style:display-name="ListLabel 576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75" style:display-name="ListLabel 575" style:family="graphic">
      <style:paragraph-properties style:text-autospace="none"/>
      <style:text-properties fo:font-weight="normal" style:font-weight-asian="normal" style:font-weight-complex="normal"/>
    </style:style>
    <style:style style:name="ListLabel_20_574" style:display-name="ListLabel 574" style:family="graphic">
      <style:paragraph-properties style:text-autospace="none"/>
      <style:text-properties fo:font-weight="normal" style:font-weight-asian="normal" style:font-weight-complex="normal"/>
    </style:style>
    <style:style style:name="ListLabel_20_573" style:display-name="ListLabel 5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2" style:display-name="ListLabel 572" style:family="graphic">
      <style:paragraph-properties style:text-autospace="none"/>
      <style:text-properties fo:font-weight="normal" style:font-weight-asian="normal" style:font-weight-complex="normal"/>
    </style:style>
    <style:style style:name="ListLabel_20_571" style:display-name="ListLabel 571" style:family="graphic">
      <style:paragraph-properties style:text-autospace="none"/>
      <style:text-properties fo:font-weight="normal" style:font-weight-asian="normal" style:font-weight-complex="normal"/>
    </style:style>
    <style:style style:name="ListLabel_20_570" style:display-name="ListLabel 57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9" style:display-name="ListLabel 56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67" style:display-name="ListLabel 56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6" style:display-name="ListLabel 56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64" style:display-name="ListLabel 56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3" style:display-name="ListLabel 56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2" style:display-name="ListLabel 562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61" style:display-name="ListLabel 56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0" style:display-name="ListLabel 56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58" style:display-name="ListLabel 55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7" style:display-name="ListLabel 55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55" style:display-name="ListLabel 55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4" style:display-name="ListLabel 55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53" style:display-name="ListLabel 553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52" style:display-name="ListLabel 552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51" style:display-name="ListLabel 551" style:family="graphic">
      <style:paragraph-properties style:text-autospace="none"/>
    </style:style>
    <style:style style:name="ListLabel_20_550" style:display-name="ListLabel 550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49" style:display-name="ListLabel 549" style:family="graphic">
      <style:paragraph-properties style:text-autospace="none"/>
      <style:text-properties fo:font-weight="normal" style:font-weight-asian="normal" style:font-weight-complex="normal"/>
    </style:style>
    <style:style style:name="ListLabel_20_548" style:display-name="ListLabel 548" style:family="graphic">
      <style:paragraph-properties style:text-autospace="none"/>
      <style:text-properties fo:font-weight="normal" style:font-weight-asian="normal" style:font-weight-complex="normal"/>
    </style:style>
    <style:style style:name="ListLabel_20_547" style:display-name="ListLabel 5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fo:font-weight="normal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fo:font-weight="normal" style:font-weight-asian="normal" style:font-weight-complex="normal"/>
    </style:style>
    <style:style style:name="ListLabel_20_544" style:display-name="ListLabel 5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43" style:display-name="ListLabel 5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41" style:display-name="ListLabel 5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40" style:display-name="ListLabel 5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8" style:display-name="ListLabel 5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37" style:display-name="ListLabel 5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6" style:display-name="ListLabel 536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35" style:display-name="ListLabel 5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34" style:display-name="ListLabel 5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2" style:display-name="ListLabel 5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31" style:display-name="ListLabel 5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29" style:display-name="ListLabel 5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8" style:display-name="ListLabel 5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27" style:display-name="ListLabel 527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26" style:display-name="ListLabel 526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23" style:display-name="ListLabel 523" style:family="graphic">
      <style:paragraph-properties style:text-autospace="none"/>
      <style:text-properties fo:font-weight="normal" style:font-weight-asian="normal" style:font-weight-complex="normal"/>
    </style:style>
    <style:style style:name="ListLabel_20_522" style:display-name="ListLabel 522" style:family="graphic">
      <style:paragraph-properties style:text-autospace="none"/>
      <style:text-properties fo:font-weight="normal" style:font-weight-asian="normal" style:font-weight-complex="normal"/>
    </style:style>
    <style:style style:name="ListLabel_20_521" style:display-name="ListLabel 5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fo:font-weight="normal" style:font-weight-asian="normal" style:font-weight-complex="normal"/>
    </style:style>
    <style:style style:name="ListLabel_20_519" style:display-name="ListLabel 519" style:family="graphic">
      <style:paragraph-properties style:text-autospace="none"/>
      <style:text-properties fo:font-weight="normal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17" style:display-name="ListLabel 5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5" style:display-name="ListLabel 5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14" style:display-name="ListLabel 5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2" style:display-name="ListLabel 5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11" style:display-name="ListLabel 5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0" style:display-name="ListLabel 510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8" style:display-name="ListLabel 50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6" style:display-name="ListLabel 50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5" style:display-name="ListLabel 50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3" style:display-name="ListLabel 50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2" style:display-name="ListLabel 50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1" style:display-name="ListLabel 501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99" style:display-name="ListLabel 499" style:family="graphic">
      <style:paragraph-properties style:text-autospace="none"/>
    </style:style>
    <style:style style:name="ListLabel_20_498" style:display-name="ListLabel 498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97" style:display-name="ListLabel 497" style:family="graphic">
      <style:paragraph-properties style:text-autospace="none"/>
      <style:text-properties fo:font-weight="normal" style:font-weight-asian="normal" style:font-weight-complex="normal"/>
    </style:style>
    <style:style style:name="ListLabel_20_496" style:display-name="ListLabel 496" style:family="graphic">
      <style:paragraph-properties style:text-autospace="none"/>
      <style:text-properties fo:font-weight="normal" style:font-weight-asian="normal" style:font-weight-complex="normal"/>
    </style:style>
    <style:style style:name="ListLabel_20_495" style:display-name="ListLabel 4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fo:font-weight="normal" style:font-weight-asian="normal" style:font-weight-complex="normal"/>
    </style:style>
    <style:style style:name="ListLabel_20_493" style:display-name="ListLabel 493" style:family="graphic">
      <style:paragraph-properties style:text-autospace="none"/>
      <style:text-properties fo:font-weight="normal" style:font-weight-asian="normal" style:font-weight-complex="normal"/>
    </style:style>
    <style:style style:name="ListLabel_20_492" style:display-name="ListLabel 4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1" style:display-name="ListLabel 49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9" style:display-name="ListLabel 4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88" style:display-name="ListLabel 48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6" style:display-name="ListLabel 4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85" style:display-name="ListLabel 48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4" style:display-name="ListLabel 484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83" style:display-name="ListLabel 4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82" style:display-name="ListLabel 48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0" style:display-name="ListLabel 48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9" style:display-name="ListLabel 47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77" style:display-name="ListLabel 47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6" style:display-name="ListLabel 47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5" style:display-name="ListLabel 475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74" style:display-name="ListLabel 474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73" style:display-name="ListLabel 473" style:family="graphic">
      <style:paragraph-properties style:text-autospace="none"/>
    </style:style>
    <style:style style:name="ListLabel_20_472" style:display-name="ListLabel 472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71" style:display-name="ListLabel 471" style:family="graphic">
      <style:paragraph-properties style:text-autospace="none"/>
      <style:text-properties fo:font-weight="normal" style:font-weight-asian="normal" style:font-weight-complex="normal"/>
    </style:style>
    <style:style style:name="ListLabel_20_470" style:display-name="ListLabel 470" style:family="graphic">
      <style:paragraph-properties style:text-autospace="none"/>
      <style:text-properties fo:font-weight="normal" style:font-weight-asian="normal" style:font-weight-complex="normal"/>
    </style:style>
    <style:style style:name="ListLabel_20_469" style:display-name="ListLabel 4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fo:font-weight="normal" style:font-weight-asian="normal" style:font-weight-complex="normal"/>
    </style:style>
    <style:style style:name="ListLabel_20_467" style:display-name="ListLabel 467" style:family="graphic">
      <style:paragraph-properties style:text-autospace="none"/>
      <style:text-properties fo:font-weight="normal" style:font-weight-asian="normal" style:font-weight-complex="normal"/>
    </style:style>
    <style:style style:name="ListLabel_20_466" style:display-name="ListLabel 46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5" style:display-name="ListLabel 4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63" style:display-name="ListLabel 4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2" style:display-name="ListLabel 46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60" style:display-name="ListLabel 46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9" style:display-name="ListLabel 45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8" style:display-name="ListLabel 458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57" style:display-name="ListLabel 45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6" style:display-name="ListLabel 45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4" style:display-name="ListLabel 45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3" style:display-name="ListLabel 45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1" style:display-name="ListLabel 45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0" style:display-name="ListLabel 45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49" style:display-name="ListLabel 449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stLabel_20_448" style:display-name="ListLabel 448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45" style:display-name="ListLabel 445" style:family="graphic">
      <style:paragraph-properties style:text-autospace="none"/>
      <style:text-properties fo:font-weight="normal" style:font-weight-asian="normal" style:font-weight-complex="normal"/>
    </style:style>
    <style:style style:name="ListLabel_20_444" style:display-name="ListLabel 444" style:family="graphic">
      <style:paragraph-properties style:text-autospace="none"/>
      <style:text-properties fo:font-weight="normal" style:font-weight-asian="normal" style:font-weight-complex="normal"/>
    </style:style>
    <style:style style:name="ListLabel_20_443" style:display-name="ListLabel 4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fo:font-weight="normal" style:font-weight-asian="normal" style:font-weight-complex="normal"/>
    </style:style>
    <style:style style:name="ListLabel_20_441" style:display-name="ListLabel 441" style:family="graphic">
      <style:paragraph-properties style:text-autospace="none"/>
      <style:text-properties fo:font-weight="normal" style:font-weight-asian="normal" style:font-weight-complex="normal"/>
    </style:style>
    <style:style style:name="ListLabel_20_440" style:display-name="ListLabel 4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9" style:display-name="ListLabel 4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8" style:display-name="ListLabel 43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37" style:display-name="ListLabel 4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6" style:display-name="ListLabel 4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34" style:display-name="ListLabel 4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3" style:display-name="ListLabel 4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2" style:display-name="ListLabel 432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31" style:display-name="ListLabel 4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0" style:display-name="ListLabel 4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8" style:display-name="ListLabel 42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27" style:display-name="ListLabel 4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5" style:display-name="ListLabel 4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24" style:display-name="ListLabel 4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3" style:display-name="ListLabel 423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422" style:display-name="ListLabel 4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1" style:display-name="ListLabel 42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0" style:display-name="ListLabel 42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9" style:display-name="ListLabel 4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8" style:display-name="ListLabel 41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7" style:display-name="ListLabel 4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6" style:display-name="ListLabel 4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Symbol" style:font-family-asian="Symbol" style:font-pitch-asian="variabl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stLabel_20_413" style:display-name="ListLabel 413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12" style:display-name="ListLabel 412" style:family="graphic">
      <style:paragraph-properties style:text-autospace="none"/>
      <style:text-properties fo:font-weight="normal" style:font-weight-asian="normal" style:font-weight-complex="normal"/>
    </style:style>
    <style:style style:name="ListLabel_20_411" style:display-name="ListLabel 411" style:family="graphic">
      <style:paragraph-properties style:text-autospace="none"/>
      <style:text-properties fo:font-weight="normal" style:font-weight-asian="normal" style:font-weight-complex="normal"/>
    </style:style>
    <style:style style:name="ListLabel_20_410" style:display-name="ListLabel 4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fo:font-weight="normal" style:font-weight-asian="normal" style:font-weight-complex="normal"/>
    </style:style>
    <style:style style:name="ListLabel_20_408" style:display-name="ListLabel 408" style:family="graphic">
      <style:paragraph-properties style:text-autospace="none"/>
      <style:text-properties fo:font-weight="normal" style:font-weight-asian="normal" style:font-weight-complex="normal"/>
    </style:style>
    <style:style style:name="ListLabel_20_407" style:display-name="ListLabel 4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6" style:display-name="ListLabel 40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04" style:display-name="ListLabel 40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3" style:display-name="ListLabel 40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2" style:display-name="ListLabel 40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01" style:display-name="ListLabel 40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0" style:display-name="ListLabel 40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9" style:display-name="ListLabel 399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98" style:display-name="ListLabel 3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7" style:display-name="ListLabel 39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5" style:display-name="ListLabel 3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4" style:display-name="ListLabel 39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3" style:display-name="ListLabel 39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2" style:display-name="ListLabel 3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1" style:display-name="ListLabel 39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0" style:display-name="ListLabel 390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89" style:display-name="ListLabel 38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8" style:display-name="ListLabel 38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7" style:display-name="ListLabel 3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6" style:display-name="ListLabel 38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5" style:display-name="ListLabel 38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4" style:display-name="ListLabel 38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3" style:display-name="ListLabel 38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Symbol" style:font-family-asian="Symbol" style:font-pitch-asian="variable"/>
    </style:style>
    <style:style style:name="Fonte_20_parág._20_padrão" style:display-name="Fonte parág. padrão" style:family="graphic">
      <style:paragraph-properties style:text-autospace="none"/>
    </style:style>
    <style:style style:name="WW_5f_CharLFO9LVL2" style:display-name="WW_CharLFO9LVL2" style:family="graphic">
      <style:paragraph-properties style:text-autospace="none"/>
      <style:text-properties fo:font-weight="normal" style:font-weight-asian="normal" style:font-weight-complex="normal"/>
    </style:style>
    <style:style style:name="WW_5f_CharLFO9LVL1" style:display-name="WW_CharLFO9LVL1" style:family="graphic">
      <style:paragraph-properties style:text-autospace="none"/>
      <style:text-properties fo:font-weight="normal" style:font-weight-asian="normal" style:font-weight-complex="normal"/>
    </style:style>
    <style:style style:name="ListLabel_20_380" style:display-name="ListLabel 380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7" style:display-name="ListLabel 37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75" style:display-name="ListLabel 37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4" style:display-name="ListLabel 37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72" style:display-name="ListLabel 37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1" style:display-name="ListLabel 37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0" style:display-name="ListLabel 370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69" style:display-name="ListLabel 36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8" style:display-name="ListLabel 36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6" style:display-name="ListLabel 36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5" style:display-name="ListLabel 3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3" style:display-name="ListLabel 3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2" style:display-name="ListLabel 36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1" style:display-name="ListLabel 361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60" style:display-name="ListLabel 36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9" style:display-name="ListLabel 35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8" style:display-name="ListLabel 3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7" style:display-name="ListLabel 35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6" style:display-name="ListLabel 35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5" style:display-name="ListLabel 3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4" style:display-name="ListLabel 3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1" style:display-name="ListLabel 351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350" style:display-name="ListLabel 350" style:family="graphic">
      <style:paragraph-properties style:text-autospace="none"/>
    </style:style>
    <style:style style:name="ListLabel_20_349" style:display-name="ListLabel 34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8" style:display-name="ListLabel 34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7" style:display-name="ListLabel 34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46" style:display-name="ListLabel 3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5" style:display-name="ListLabel 3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43" style:display-name="ListLabel 3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2" style:display-name="ListLabel 3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1" style:display-name="ListLabel 341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40" style:display-name="ListLabel 3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9" style:display-name="ListLabel 3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7" style:display-name="ListLabel 3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6" style:display-name="ListLabel 3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4" style:display-name="ListLabel 3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3" style:display-name="ListLabel 3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2" style:display-name="ListLabel 332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31" style:display-name="ListLabel 33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0" style:display-name="ListLabel 33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9" style:display-name="ListLabel 32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8" style:display-name="ListLabel 32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7" style:display-name="ListLabel 3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6" style:display-name="ListLabel 3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5" style:display-name="ListLabel 3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2" style:display-name="ListLabel 3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1" style:display-name="ListLabel 3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19" style:display-name="ListLabel 3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8" style:display-name="ListLabel 3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16" style:display-name="ListLabel 3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5" style:display-name="ListLabel 3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4" style:display-name="ListLabel 314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ListLabel_20_313" style:display-name="ListLabel 3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2" style:display-name="ListLabel 3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1" style:display-name="ListLabel 31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10" style:display-name="ListLabel 3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09" style:display-name="ListLabel 30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07" style:display-name="ListLabel 3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06" style:display-name="ListLabel 30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5" style:display-name="ListLabel 305" style:family="graphic">
      <style:paragraph-properties style:text-autospace="none"/>
      <style:text-properties fo:font-weight="normal" style:font-name-asian="Symbol" style:font-family-asian="Symbol" style:font-pitch-asian="variable" style:font-weight-asian="normal" style:font-weight-complex="normal"/>
    </style:style>
    <style:style style:name="Símbolos_20_de_20_numeração" style:display-name="Símbolos de numeraçã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_20_1_20_de_20_figuras" style:display-name="Índice 1 de figuras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Índice" style:family="graphic">
      <style:paragraph-properties fo:margin-left="0cm" fo:margin-right="0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Parágrafo_20_da_20_Lista" style:display-name="Parágrafo da Lista" style:family="graphic">
      <style:paragraph-properties fo:margin-left="2.24cm" fo:margin-right="0cm" fo:line-height="150%" fo:text-align="justify" fo:text-indent="0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LO-Normal" style:family="graphic">
      <style:paragraph-properties fo:margin-left="2.648cm" fo:margin-right="0cm" fo:line-height="150%" fo:text-align="justify" fo:text-indent="2.207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Normal_20__28_Web_29_" style:display-name="Normal (Web)" style:family="graphic">
      <style:paragraph-properties fo:margin-left="0cm" fo:margin-right="0cm" fo:margin-top="0.31cm" fo:margin-bottom="0.31cm" fo:line-height="100%" fo:text-align="justify" fo:text-indent="0cm" style:text-autospace="none"/>
      <style:text-properties fo:color="#00000a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left="0cm" fo:margin-right="0cm" fo:margin-top="0cm" fo:margin-bottom="0.374cm" fo:text-align="start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Arial3" style:font-family-asian="Arial" style:font-pitch-asian="variable" style:font-size-asian="12pt" style:language-asian="hi" style:country-asian="IN"/>
    </style:style>
    <style:style style:name="Standard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pt" fo:country="BR" style:letter-kerning="false" style:font-name-asian="Lucida Sans" style:font-family-asian="'Lucida Sans'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0cm" fo:margin-right="0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2pt" style:language-asian="hi" style:country-asian="IN" style:font-weight-asian="bold" style:font-weight-complex="bold"/>
    </style:style>
    <style:style style:name="Índice_20_de_20_tabelas_20_1" style:display-name="Índice de tabela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1.235cm" fo:line-height="150%" fo:text-align="center" fo:text-indent="0cm" style:text-autospace="none"/>
      <style:text-properties fo:text-transform="uppercase" fo:color="#00000a" style:font-name="Arial1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1.235cm" fo:line-height="150%" fo:text-align="center" fo:text-indent="0cm" style:text-autospace="none"/>
      <style:text-properties fo:text-transform="uppercase" fo:color="#00000a" style:font-name="Arial1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Título_20_10" style:display-name="Título 10" style:family="graphic">
      <style:paragraph-properties fo:margin-left="0cm" fo:margin-right="0cm" fo:margin-top="0.187cm" fo:margin-bottom="0.187cm" fo:line-height="150%" fo:text-align="start" fo:text-indent="0cm" style:text-autospace="none"/>
      <style:text-properties fo:color="#00000a" style:font-name="Arial1" fo:font-family="Arial" style:font-family-generic="roman" style:font-pitch="variable" fo:font-size="9pt" fo:language="pt" fo:country="BR" fo:font-weight="bold" style:letter-kerning="false" style:font-name-asian="Mangal" style:font-family-asian="Mangal" style:font-pitch-asian="variable" style:font-size-asian="10.5pt" style:language-asian="hi" style:country-asian="IN" style:font-weight-asian="bold" style:font-weight-complex="bold"/>
    </style:style>
    <style:style style:name="Índice_20_personalizado_20_2" style:display-name="Índice personalizado 2" style:family="graphic">
      <style:paragraph-properties fo:margin-left="0.88cm" fo:margin-right="0cm" fo:line-height="150%" fo:text-align="justify" fo:text-indent="0cm" style:text-autospace="none">
        <style:tab-stops>
          <style:tab-stop style:position="2.644cm" style:type="right"/>
          <style:tab-stop style:position="27.342cm" style:type="right" style:leader-style="dotted" style:leader-text="."/>
        </style:tab-stops>
      </style:paragraph-properties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Sumário_20_5" style:display-name="Sumário 5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abeçalho" style:family="graphic">
      <style:paragraph-properties fo:margin-left="0cm" fo:margin-right="0cm" fo:line-height="150%" fo:text-align="justify" fo:text-indent="2.644cm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onteúdo_20_do_20_quadro" style:display-name="Conteúdo do quadro" style:family="graphic">
      <style:paragraph-properties fo:margin-left="0cm" fo:margin-right="0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GRÁFIC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Legend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GRAFIC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Tabel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QUADR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Título_20_de_20_tabela" style:display-name="Título de tabela" style:family="graphic">
      <style:paragraph-properties fo:margin-left="0cm" fo:margin-right="0cm" fo:line-height="150%" fo:text-align="center" fo:text-indent="2.644cm" style:text-autospace="none"/>
      <style:text-properties fo:color="#00000a" style:font-name="Arial1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margin-left="0cm" fo:margin-right="0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DocumentMap" style:family="graphic">
      <style:paragraph-properties fo:margin-left="0cm" fo:margin-right="0cm" fo:text-align="start" fo:text-indent="0cm" style:text-autospace="none"/>
      <style:text-properties fo:color="#00000a" style:font-name="Calibri" fo:font-family="Calibri" style:font-family-generic="roman" style:font-pitch="variable" fo:font-size="10pt" fo:language="pt" fo:country="BR" style:letter-kerning="false" style:font-name-asian="Calibri1" style:font-family-asian="Calibri" style:font-pitch-asian="variable" style:font-size-asian="10pt" style:language-asian="ar" style:country-asian="SA"/>
    </style:style>
    <style:style style:name="Título_20_da_20_figura_20_e_20_tabela" style:display-name="Título da figura e tabela" style:family="graphic">
      <style:paragraph-properties fo:margin-left="0cm" fo:margin-right="0cm" fo:margin-top="0.178cm" fo:margin-bottom="0.178cm" fo:line-height="150%" fo:text-align="center" fo:text-indent="0cm" style:text-autospace="none"/>
      <style:text-properties fo:color="#00000a" style:font-name="Arial1" fo:font-family="Arial" style:font-family-generic="roman" style:font-pitch="variable" fo:font-size="10pt" fo:language="pt" fo:country="BR" fo:font-style="normal" style:letter-kerning="false" style:font-name-asian="Mangal" style:font-family-asian="Mangal" style:font-pitch-asian="variable" style:font-size-asian="12pt" style:language-asian="hi" style:country-asian="IN" style:font-style-asian="italic" style:font-style-complex="normal"/>
    </style:style>
    <style:style style:name="FIGUR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Sumário_20_4" style:display-name="Sumário 4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Sumário_20_3" style:display-name="Sumário 3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fo:color="#00000a" style:font-name="Arial1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2pt" style:language-asian="hi" style:country-asian="IN" style:font-weight-asian="bold" style:font-weight-complex="bold"/>
    </style:style>
    <style:style style:name="TOA_20_Heading" style:display-name="TOA Heading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1" fo:font-family="Arial" style:font-family-generic="roman" style:font-pitch="variable" fo:font-size="16pt" fo:language="pt" fo:country="BR" fo:font-weight="bold" style:letter-kerning="fals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Título_20_pós-textual" style:display-name="Título pós-textual" style:family="graphic">
      <style:paragraph-properties fo:margin-left="0cm" fo:margin-right="0cm" fo:margin-top="0cm" fo:margin-bottom="0cm" fo:line-height="150%" fo:text-align="center" fo:text-indent="0cm" style:text-autospace="none"/>
      <style:text-properties fo:text-transform="uppercase" fo:color="#00000a" style:font-name="Arial" fo:font-family="Arial" style:font-family-generic="swiss" style:font-pitch="variable" fo:font-size="12pt" fo:language="pt" fo:country="BR" fo:font-weight="bold" style:letter-kerning="false" style:font-name-asian="Mangal" style:font-family-asian="Mangal" style:font-pitch-asian="variable" style:font-size-asian="18pt" style:language-asian="hi" style:country-asian="IN" style:font-weight-asian="bold" style:font-weight-complex="bold"/>
    </style:style>
    <style:style style:name="Nota_20_de_20_rodapé" style:display-name="Nota de rodapé" style:family="graphic">
      <style:paragraph-properties fo:margin-left="1.055cm" fo:margin-right="0cm" fo:line-height="100%" fo:text-align="justify" fo:text-indent="-1.055cm" style:text-autospace="none"/>
      <style:text-properties fo:color="#00000a" style:font-name="Arial1" fo:font-family="Arial" style:font-family-generic="roman" style:font-pitch="variable" fo:font-size="10pt" fo:language="pt" fo:country="BR" style:letter-kerning="false" style:font-name-asian="Mangal" style:font-family-asian="Mangal" style:font-pitch-asian="variable" style:font-size-asian="10pt" style:language-asian="hi" style:country-asian="IN"/>
    </style:style>
    <style:style style:name="Alínea" style:family="graphic">
      <style:paragraph-properties fo:margin-left="2.644cm" fo:margin-right="0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Assinatura" style:family="graphic">
      <style:paragraph-properties fo:margin-left="0cm" fo:margin-right="0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Remetente" style:family="graphic">
      <style:paragraph-properties fo:margin-left="0cm" fo:margin-right="0cm" fo:margin-top="0cm" fo:margin-bottom="0.187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Referências" style:family="graphic">
      <style:paragraph-properties fo:margin-left="0cm" fo:margin-right="0cm" fo:line-height="100%" fo:text-align="start" fo:text-indent="0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itação_20_longa" style:display-name="Citação longa" style:family="graphic">
      <style:paragraph-properties fo:margin-left="7.057cm" fo:margin-right="0cm" fo:margin-top="1.058cm" fo:margin-bottom="1.413cm" fo:line-height="100%" fo:text-align="start" fo:text-indent="0cm" style:text-autospace="none"/>
      <style:text-properties fo:color="#00000a" style:font-name="Arial1" fo:font-family="Arial" style:font-family-generic="roman" style:font-pitch="variable" fo:font-size="10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itações" style:family="graphic">
      <style:paragraph-properties fo:margin-left="1.764cm" fo:margin-right="1.764cm" fo:margin-top="0cm" fo:margin-bottom="0.88cm" fo:line-height="150%" fo:text-align="justify" fo:text-indent="0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Resumo" style:family="graphic">
      <style:paragraph-properties fo:margin-left="0cm" fo:margin-right="0cm" fo:line-height="100%" fo:text-align="start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Título_20_pré-textual" style:display-name="Título pré-textual" style:family="graphic">
      <style:paragraph-properties fo:margin-left="0cm" fo:margin-right="0cm" fo:line-height="150%" fo:text-align="center" fo:text-indent="0cm" style:text-autospace="none"/>
      <style:text-properties fo:text-transform="uppercase" fo:color="#00000a" style:font-name="Arial1" fo:font-family="Arial" style:font-family-generic="roman" style:font-pitch="variable" fo:font-size="12pt" fo:language="pt" fo:country="BR" fo:font-weight="bold" style:letter-kerning="false" style:font-name-asian="Mangal" style:font-family-asian="Mangal" style:font-pitch-asian="variable" style:font-size-asian="12pt" style:language-asian="hi" style:country-asian="IN" style:font-weight-asian="bold" style:font-weight-complex="bold"/>
    </style:style>
    <style:style style:name="Natureza_20_do_20_trabalho" style:display-name="Natureza do trabalho" style:family="graphic">
      <style:paragraph-properties fo:margin-left="14.109cm" fo:margin-right="0cm" fo:line-height="100%" fo:text-align="start" fo:text-indent="0cm" style:text-autospace="none"/>
      <style:text-properties fo:color="#00000a" style:font-name="Arial1" fo:font-family="Arial" style:font-family-generic="roman" style:font-pitch="variable" fo:font-size="10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apa-Folha_20_de_20_rosto" style:display-name="Capa-Folha de rosto" style:family="graphic">
      <style:paragraph-properties fo:margin-left="0cm" fo:margin-right="0cm" fo:line-height="150%" fo:text-align="center" fo:text-indent="0cm" style:text-autospace="none"/>
      <style:text-properties fo:text-transform="uppercase"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Lista" style:family="graphic">
      <style:paragraph-properties fo:margin-left="0cm" fo:margin-right="0cm" fo:margin-top="0cm" fo:margin-bottom="0.436cm" fo:line-height="12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Corpo_20_do_20_texto" style:display-name="Corpo do texto" style:family="graphic">
      <style:paragraph-properties fo:margin-left="0cm" fo:margin-right="0cm" fo:margin-top="0cm" fo:margin-bottom="0.436cm" fo:line-height="12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Figur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1" fo:font-family="Arial" style:font-family-generic="roman" style:font-pitch="variable" fo:font-size="12pt" fo:language="pt" fo:country="BR" fo:font-style="italic" style:letter-kerning="fals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Master1-Capsulas-background" style:family="presentation">
      <style:graphic-properties draw:stroke="none" draw:fill="solid" draw:fill-color="#ffffff" draw:opacity="100%"/>
      <style:text-properties style:letter-kerning="true"/>
    </style:style>
    <style:style style:name="Master1-Capsul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apsul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apsulas-outline1" style:family="presentation">
      <style:graphic-properties draw:stroke="none" draw:fill="none" draw:auto-grow-height="false" draw:fit-to-size="shrink-to-fit" style:shrink-to-fit="true">
        <text:list-style style:name="Master1-Capsul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sulas-outline2" style:family="presentation" style:parent-style-name="Master1-Capsulas-outline1">
      <style:paragraph-properties fo:margin-top="0.4cm" fo:margin-bottom="0cm"/>
      <style:text-properties fo:font-size="28pt" style:font-size-asian="28pt" style:font-size-complex="28pt"/>
    </style:style>
    <style:style style:name="Master1-Capsulas-outline3" style:family="presentation" style:parent-style-name="Master1-Capsulas-outline2">
      <style:paragraph-properties fo:margin-top="0.3cm" fo:margin-bottom="0cm"/>
      <style:text-properties fo:font-size="24pt" style:font-size-asian="24pt" style:font-size-complex="24pt"/>
    </style:style>
    <style:style style:name="Master1-Capsulas-outline4" style:family="presentation" style:parent-style-name="Master1-Capsulas-outline3">
      <style:paragraph-properties fo:margin-top="0.2cm" fo:margin-bottom="0cm"/>
      <style:text-properties fo:font-size="20pt" style:font-size-asian="20pt" style:font-size-complex="20pt"/>
    </style:style>
    <style:style style:name="Master1-Capsulas-outline5" style:family="presentation" style:parent-style-name="Master1-Capsulas-outline4">
      <style:paragraph-properties fo:margin-top="0.1cm" fo:margin-bottom="0cm"/>
      <style:text-properties fo:font-size="20pt" style:font-size-asian="20pt" style:font-size-complex="20pt"/>
    </style:style>
    <style:style style:name="Master1-Capsulas-outline6" style:family="presentation" style:parent-style-name="Master1-Capsulas-outline5">
      <style:paragraph-properties fo:margin-top="0.1cm" fo:margin-bottom="0cm"/>
      <style:text-properties fo:font-size="20pt" style:font-size-asian="20pt" style:font-size-complex="20pt"/>
    </style:style>
    <style:style style:name="Master1-Capsulas-outline7" style:family="presentation" style:parent-style-name="Master1-Capsulas-outline6">
      <style:paragraph-properties fo:margin-top="0.1cm" fo:margin-bottom="0cm"/>
      <style:text-properties fo:font-size="20pt" style:font-size-asian="20pt" style:font-size-complex="20pt"/>
    </style:style>
    <style:style style:name="Master1-Capsulas-outline8" style:family="presentation" style:parent-style-name="Master1-Capsulas-outline7">
      <style:paragraph-properties fo:margin-top="0.1cm" fo:margin-bottom="0cm"/>
      <style:text-properties fo:font-size="20pt" style:font-size-asian="20pt" style:font-size-complex="20pt"/>
    </style:style>
    <style:style style:name="Master1-Capsulas-outline9" style:family="presentation" style:parent-style-name="Master1-Capsulas-outline8">
      <style:paragraph-properties fo:margin-top="0.1cm" fo:margin-bottom="0cm"/>
      <style:text-properties fo:font-size="20pt" style:font-size-asian="20pt" style:font-size-complex="20pt"/>
    </style:style>
    <style:style style:name="Master1-Capsulas-subtitle" style:family="presentation">
      <style:graphic-properties draw:stroke="none" draw:fill="none" draw:textarea-vertical-align="middle">
        <text:list-style style:name="Master1-Capsul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sulas-title" style:family="presentation">
      <style:graphic-properties draw:stroke="none" draw:fill="none" draw:textarea-vertical-align="middle">
        <text:list-style style:name="Master1-Capsul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9cc99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solid" draw:fill-color="#00336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standard">
      <style:graphic-properties draw:stroke="none" draw:fill="solid" draw:fill-color="#99cc9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Capsula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apsula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apsulas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" style:family="presentation" style:parent-style-name="Master1-Capsulas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" style:family="presentation" style:parent-style-name="Master1-Capsulas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" style:family="presentation" style:parent-style-name="Master1-Capsulas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Capsula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1-title-Slide-de-Título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12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19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25" style:family="presentation" style:parent-style-name="Master1-Layout3-secHead-Cabeçalho-da-Seçã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26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7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Master1-Layout4-twoObj-Duas-Partes-d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31" style:family="presentation" style:parent-style-name="Master1-Layout4-twoObj-Duas-Partes-de-Conteúd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32" style:family="presentation" style:parent-style-name="Master1-Layout4-twoObj-Duas-Partes-de-Conteúd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33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4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Master1-Layout5-twoTxTwoObj-Compara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39" style:family="presentation" style:parent-style-name="Master1-Layout5-twoTxTwoObj-Comparaçã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0" style:family="presentation" style:parent-style-name="Master1-Layout5-twoTxTwoObj-Comparaçã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41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6-titleOnly-Soment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5" style:family="presentation" style:parent-style-name="Master1-Layout6-titleOnly-Somente-Títul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6" style:family="presentation" style:parent-style-name="Master1-Layout6-titleOnly-Somente-Títul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47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8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Master1-Layout7-blank-Em-Branc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0" style:family="presentation" style:parent-style-name="Master1-Layout7-blank-Em-Branc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1" style:family="presentation" style:parent-style-name="Master1-Layout7-blank-Em-Branc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52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8" style:family="presentation" style:parent-style-name="Master1-Layout8-objTx-Conteúdo-com-Legenda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9" style:family="presentation" style:parent-style-name="Master1-Layout8-objTx-Conteúdo-com-Legenda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0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66" style:family="presentation" style:parent-style-name="Master1-Layout9-picTx-Imagem-com-Legenda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67" style:family="presentation" style:parent-style-name="Master1-Layout9-picTx-Imagem-com-Legenda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8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9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Master1-Layout10-vertTx-Título-e-Texto-Vertica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2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73" style:family="presentation" style:parent-style-name="Master1-Layout10-vertTx-Título-e-Texto-Vertical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74" style:family="presentation" style:parent-style-name="Master1-Layout10-vertTx-Título-e-Texto-Vertical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7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7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77" style:family="presentation" style:parent-style-name="Master1-Layout11-vertTitleAndTx-Texto-e-Título-Vertical-title">
      <style:graphic-properties draw:stroke="none" draw:fill="none" draw:textarea-horizontal-align="lef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exto-e-Título-Vertical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80" style:family="presentation" style:parent-style-name="Master1-Layout11-vertTitleAndTx-Texto-e-Título-Vertical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81" style:family="presentation" style:parent-style-name="Master1-Layout11-vertTitleAndTx-Texto-e-Título-Vertical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82" style:family="presentation" style:parent-style-name="Master1-Layout11-vertTitleAndTx-Texto-e-Título-Vertical-backgroundobjects">
      <style:graphic-properties draw:stroke="none" draw:fill="none" draw:fill-color="#ffffff" draw:auto-grow-height="false" fo:min-height="1.485cm"/>
    </style:style>
    <style:style style:name="Mpr83" style:family="presentation" style:parent-style-name="Master1-Layout11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99" draw:opacity="100%"/>
      <style:paragraph-properties style:writing-mode="lr-tb" style:font-independent-line-spacing="true"/>
    </style:style>
    <style:style style:name="MP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10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11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4.44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13" style:family="paragraph">
      <style:paragraph-properties fo:margin-left="5.71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solid" draw:fill-color="#003366" draw:opacity="100%"/>
      <style:paragraph-properties style:writing-mode="lr-tb" style:font-independent-line-spacing="true"/>
    </style:style>
    <style:style style:name="MP16" style:family="paragraph">
      <loext:graphic-properties draw:fill="none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66" style:text-line-through-style="none" style:text-line-through-type="none" style:text-position="0% 100%" style:font-name="Arial2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3366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2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3366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3366" style:text-line-through-style="none" style:text-line-through-type="none" style:text-position="0% 100%" style:font-name="Arial2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2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8" style:family="text">
      <style:text-properties fo:font-variant="normal" fo:text-transform="none" fo:color="#006666" style:text-line-through-style="none" style:text-line-through-type="none" style:text-position="0% 100%" style:font-name="Arial2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003366" style:text-line-through-style="none" style:text-line-through-type="none" style:text-position="0% 100%" style:font-name="Arial2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006666" style:text-line-through-style="none" style:text-line-through-type="none" style:text-position="0% 100%" style:font-name="Arial2" fo:font-size="6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1" style:family="text">
      <style:text-properties fo:font-variant="normal" fo:text-transform="none" fo:color="#003366" style:text-line-through-style="none" style:text-line-through-type="none" style:text-position="0% 100%" style:font-name="Arial2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66" style:text-line-through-style="none" style:text-line-through-type="none" style:text-position="0% 100%" style:font-name="Arial2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2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3366" style:text-line-through-style="none" style:text-line-through-type="none" style:text-position="0% 100%" style:font-name="Arial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l">
        <style:list-level-properties text:min-label-width="0.953cm"/>
        <style:text-properties style:font-name="Wingdings" fo:color="#003366" fo:font-size="75%"/>
      </text:list-level-style-bullet>
      <text:list-level-style-bullet text:level="2" text:bullet-char="l">
        <style:list-level-properties text:space-before="1.111cm" text:min-label-width="0.953cm"/>
        <style:text-properties style:font-name="Wingdings" fo:color="#003366" fo:font-size="75%"/>
      </text:list-level-style-bullet>
      <text:list-level-style-bullet text:level="3" text:bullet-char="l">
        <style:list-level-properties text:space-before="2.223cm" text:min-label-width="0.953cm"/>
        <style:text-properties style:font-name="Wingdings" fo:color="#003366" fo:font-size="75%"/>
      </text:list-level-style-bullet>
      <text:list-level-style-bullet text:level="4" text:bullet-char="l">
        <style:list-level-properties text:space-before="3.493cm" text:min-label-width="0.953cm"/>
        <style:text-properties style:font-name="Wingdings" fo:color="#003366" fo:font-size="75%"/>
      </text:list-level-style-bullet>
      <text:list-level-style-bullet text:level="5" text:bullet-char="l">
        <style:list-level-properties text:space-before="4.763cm" text:min-label-width="0.953cm"/>
        <style:text-properties style:font-name="Wingdings" fo:color="#003366" fo:font-size="75%"/>
      </text:list-level-style-bullet>
      <text:list-level-style-bullet text:level="6" text:bullet-char="l">
        <style:list-level-properties text:space-before="6.032cm" text:min-label-width="0.953cm"/>
        <style:text-properties style:font-name="Wingdings" fo:color="#003366" fo:font-size="75%"/>
      </text:list-level-style-bullet>
      <text:list-level-style-bullet text:level="7" text:bullet-char="l">
        <style:list-level-properties text:space-before="7.302cm" text:min-label-width="0.953cm"/>
        <style:text-properties style:font-name="Wingdings" fo:color="#003366" fo:font-size="75%"/>
      </text:list-level-style-bullet>
      <text:list-level-style-bullet text:level="8" text:bullet-char="l">
        <style:list-level-properties text:space-before="8.572cm" text:min-label-width="0.953cm"/>
        <style:text-properties style:font-name="Wingdings" fo:color="#003366" fo:font-size="75%"/>
      </text:list-level-style-bullet>
      <text:list-level-style-bullet text:level="9" text:bullet-char="l">
        <style:list-level-properties text:space-before="9.842cm" text:min-label-width="0.953cm"/>
        <style:text-properties style:font-name="Wingdings" fo:color="#00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Master1-Capsulas" style:page-layout-name="PM1" draw:style-name="Mdp1">
      <draw:g draw:name="Group 22">
        <draw:custom-shape draw:name="Rectangle 3" draw:style-name="Mgr3" draw:text-style-name="MP5" draw:layer="layout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layout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backgroundobjects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Rectangle 7" presentation:style-name="Mpr1" draw:text-style-name="MP8" draw:layer="backgroundobjects" svg:width="22.225cm" svg:height="3.175cm" svg:x="2.54cm" svg:y="2.117cm" presentation:class="title">
        <draw:text-box>
          <text:p text:style-name="MP7"><text:span text:style-name="MT2">Clique para editar o estilo do título mestre</text:span></text:p>
        </draw:text-box>
      </draw:frame>
      <draw:frame draw:name="Rectangle 8" presentation:style-name="Mpr2" draw:text-style-name="MP8" draw:layer="backgroundobjects" svg:width="22.225cm" svg:height="10.372cm" svg:x="2.54cm" svg:y="6.562cm" presentation:class="outline">
        <draw:text-box>
          <text:list text:style-name="ML2">
            <text:list-item>
              <text:p text:style-name="MP9"><text:span text:style-name="MT3">Clique para editar os estilos do texto mestre</text:span></text:p>
              <text:list>
                <text:list-item>
                  <text:p text:style-name="MP10"><text:span text:style-name="MT4">Segundo nível</text:span></text:p>
                  <text:list>
                    <text:list-item>
                      <text:p text:style-name="MP11"><text:span text:style-name="MT5">Terceiro nível</text:span></text:p>
                      <text:list>
                        <text:list-item>
                          <text:p text:style-name="MP12"><text:span text:style-name="MT6">Quarto nível</text:span></text:p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3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4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draw:g draw:name="Group 21">
        <draw:custom-shape draw:name="AutoShape 12" draw:style-name="Mgr5" draw:text-style-name="MP15" draw:layer="layout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layout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backgroundobjects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presentation:notes style:page-layout-name="PM0">
        <draw:page-thumbnail presentation:style-name="Master1-Capsulas-title" draw:layer="backgroundobjects" svg:width="19.798cm" svg:height="11.136cm" svg:x="0.6cm" svg:y="2.257cm" presentation:class="page"/>
        <draw:frame presentation:style-name="Master1-Capsula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custom-shape draw:name="Rectangle 2" draw:style-name="Mgr7" draw:text-style-name="MP5" draw:layer="backgroundobjects" svg:width="12.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AutoShape 3" draw:style-name="Mgr4" draw:text-style-name="MP6" draw:layer="backgroundobjects" svg:width="14.393cm" svg:height="5.292cm" svg:x="1.905cm" svg:y="2.75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8">
        <draw:custom-shape draw:name="AutoShape 12" draw:style-name="Mgr5" draw:text-style-name="MP15" draw:layer="layout" svg:width="12.85cm" svg:height="0.882cm" svg:x="10.089cm" svg:y="13.582cm">
          <text:p/>
          <draw:enhanced-geometry svg:viewBox="0 0 21600 21600" draw:mirror-horizontal="true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13" draw:style-name="Mgr5" draw:text-style-name="MP15" draw:layer="layout" svg:width="0.723cm" svg:height="0.886cm" svg:x="22.913cm" svg:y="13.582cm">
          <text:p/>
          <draw:enhanced-geometry svg:viewBox="0 0 21600 21600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Rectangle 5" presentation:style-name="Mpr8" draw:text-style-name="MP8" draw:layer="backgroundobjects" svg:width="10.16cm" svg:height="5.062cm" svg:x="12.982cm" svg:y="8.132cm" presentation:class="subtitle">
        <draw:text-box>
          <text:p text:style-name="MP17"><text:span text:style-name="MT8">Clique para editar o estilo do subtítulo mestre</text:span></text:p>
        </draw:text-box>
      </draw:frame>
      <draw:frame draw:name="Rectangle 19" presentation:style-name="Mpr9" draw:text-style-name="MP8" draw:layer="backgroundobjects" svg:width="21.59cm" svg:height="3.175cm" svg:x="2.602cm" svg:y="3.96cm" presentation:class="title">
        <draw:text-box>
          <text:p text:style-name="MP18"><text:span text:style-name="MT9">Clique para editar o estilo do título mestre</text:span></text:p>
        </draw:text-box>
      </draw:frame>
      <draw:frame draw:name="Rectangle 14" presentation:style-name="Mpr10" draw:text-style-name="MP8" draw:layer="backgroundobjects" svg:width="5.292cm" svg:height="1.271cm" svg:x="7.408cm" svg:y="17.779cm" presentation:class="date-time">
        <draw:text-box>
          <text:p/>
        </draw:text-box>
      </draw:frame>
      <draw:frame draw:name="Rectangle 15" presentation:style-name="Mpr10" draw:text-style-name="MP8" draw:layer="backgroundobjects" svg:width="9.11cm" svg:height="1.271cm" svg:x="14.433cm" svg:y="17.779cm" presentation:class="footer">
        <draw:text-box>
          <text:p/>
        </draw:text-box>
      </draw:frame>
      <draw:frame draw:name="Rectangle 17" presentation:style-name="Mpr11" draw:text-style-name="MP8" draw:layer="backgroundobjects" svg:width="1.632cm" svg:height="2.461cm" svg:x="0.026cm" svg:y="16.563cm" presentation:class="page-number">
        <draw:text-box>
          <text:p text:style-name="MP14"><text:span text:style-name="MT7"><text:page-number>2</text:page-number></text:span></text:p>
        </draw:text-box>
      </draw:frame>
      <draw:frame draw:name="image1.png" draw:style-name="Mgr6" draw:text-style-name="MP16" draw:layer="backgroundobjects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Título 1" presentation:style-name="Mpr14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Conteúdo 2" presentation:style-name="Mpr15" draw:text-style-name="MP8" draw:layer="backgroundobjects" svg:width="22.225cm" svg:height="10.372cm" svg:x="2.54cm" svg:y="6.562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Rectangle 13" presentation:style-name="Mpr16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17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18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draw:frame presentation:style-name="Master1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Título 1" presentation:style-name="Mpr21" draw:text-style-name="MP8" draw:layer="backgroundobjects" svg:width="21.908cm" svg:height="7.924cm" svg:x="1.733cm" svg:y="4.749cm" presentation:class="title">
        <draw:text-box>
          <text:p text:style-name="MP7"><text:span text:style-name="MT10">Clique para editar o título Mestre</text:span></text:p>
        </draw:text-box>
      </draw:frame>
      <draw:frame draw:name="Espaço Reservado para Texto 2" presentation:style-name="Mpr22" draw:text-style-name="MP8" draw:layer="backgroundobjects" svg:width="21.908cm" svg:height="4.167cm" svg:x="1.733cm" svg:y="12.749cm" presentation:class="outline">
        <draw:text-box>
          <text:list text:style-name="ML2">
            <text:list-item>
              <text:p text:style-name="MP19"><text:span text:style-name="MT4">Clique para editar os estilos de texto Mestres</text:span></text:p>
            </text:list-item>
          </text:list>
        </draw:text-box>
      </draw:frame>
      <draw:frame draw:name="Rectangle 13" presentation:style-name="Mpr23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24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25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Título 1" presentation:style-name="Mpr28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Conteúdo 2" presentation:style-name="Mpr29" draw:text-style-name="MP8" draw:layer="backgroundobjects" svg:width="10.901cm" svg:height="10.372cm" svg:x="2.54cm" svg:y="6.562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Conteúdo 3" presentation:style-name="Mpr29" draw:text-style-name="MP8" draw:layer="backgroundobjects" svg:width="10.901cm" svg:height="10.372cm" svg:x="13.864cm" svg:y="6.562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Rectangle 13" presentation:style-name="Mpr30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31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32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Título 1" presentation:style-name="Mpr35" draw:text-style-name="MP8" draw:layer="backgroundobjects" svg:width="21.908cm" svg:height="3.682cm" svg:x="1.751cm" svg:y="1.014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Texto 2" presentation:style-name="Mpr36" draw:text-style-name="MP8" draw:layer="backgroundobjects" svg:width="10.746cm" svg:height="2.289cm" svg:x="1.751cm" svg:y="4.67cm" presentation:class="outline">
        <draw:text-box>
          <text:list text:style-name="ML2">
            <text:list-item>
              <text:p text:style-name="MP19"><text:span text:style-name="MT11">Clique para editar os estilos de texto Mestres</text:span></text:p>
            </text:list-item>
          </text:list>
        </draw:text-box>
      </draw:frame>
      <draw:frame draw:name="Espaço Reservado para Conteúdo 3" presentation:style-name="Mpr37" draw:text-style-name="MP8" draw:layer="backgroundobjects" svg:width="10.746cm" svg:height="10.235cm" svg:x="1.751cm" svg:y="6.959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4" presentation:style-name="Mpr36" draw:text-style-name="MP8" draw:layer="backgroundobjects" svg:width="10.799cm" svg:height="2.289cm" svg:x="12.859cm" svg:y="4.67cm" presentation:class="outline">
        <draw:text-box>
          <text:list text:style-name="ML5">
            <text:list-item>
              <text:p text:style-name="MP19"><text:span text:style-name="MT11">Clique para editar os estilos de texto Mestres</text:span></text:p>
            </text:list-item>
          </text:list>
        </draw:text-box>
      </draw:frame>
      <draw:frame draw:name="Espaço Reservado para Conteúdo 5" presentation:style-name="Mpr37" draw:text-style-name="MP8" draw:layer="backgroundobjects" svg:width="10.799cm" svg:height="10.235cm" svg:x="12.859cm" svg:y="6.959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Rectangle 13" presentation:style-name="Mpr38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39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40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Título 1" presentation:style-name="Mpr43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Rectangle 13" presentation:style-name="Mpr44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45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46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Rectangle 13" presentation:style-name="Mpr49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50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1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Título 1" presentation:style-name="Mpr54" draw:text-style-name="MP8" draw:layer="backgroundobjects" svg:width="8.193cm" svg:height="4.445cm" svg:x="1.751cm" svg:y="1.27cm" presentation:class="title">
        <draw:text-box>
          <text:p text:style-name="MP7"><text:span text:style-name="MT12">Clique para editar o título Mestre</text:span></text:p>
        </draw:text-box>
      </draw:frame>
      <draw:frame draw:name="Espaço Reservado para Conteúdo 2" presentation:style-name="Mpr55" draw:text-style-name="MP8" draw:layer="backgroundobjects" svg:width="12.859cm" svg:height="13.538cm" svg:x="10.799cm" svg:y="2.743cm" presentation:class="title">
        <draw:text-box>
          <text:list text:style-name="ML4">
            <text:list-item>
              <text:p text:style-name="MP20"><text:span text:style-name="MT13">Clique para editar os estilos de texto Mestres</text:span><text:span text:style-name="MT13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Texto 3" presentation:style-name="Mpr56" draw:text-style-name="MP8" draw:layer="backgroundobjects" svg:width="8.193cm" svg:height="10.588cm" svg:x="1.751cm" svg:y="5.715cm" presentation:class="outline">
        <draw:text-box>
          <text:list text:style-name="ML2">
            <text:list-item>
              <text:p text:style-name="MP21"><text:span text:style-name="MT14">Clique para editar os estilos de texto Mestres</text:span></text:p>
            </text:list-item>
          </text:list>
        </draw:text-box>
      </draw:frame>
      <draw:frame draw:name="Rectangle 13" presentation:style-name="Mpr57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58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9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Título 1" presentation:style-name="Mpr62" draw:text-style-name="MP8" draw:layer="backgroundobjects" svg:width="8.193cm" svg:height="4.445cm" svg:x="1.751cm" svg:y="1.27cm" presentation:class="title">
        <draw:text-box>
          <text:p text:style-name="MP7"><text:span text:style-name="MT12">Clique para editar o título Mestre</text:span></text:p>
        </draw:text-box>
      </draw:frame>
      <draw:frame draw:name="Espaço Reservado para Imagem 2" presentation:style-name="Mpr63" draw:text-style-name="MP8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64" draw:text-style-name="MP8" draw:layer="backgroundobjects" svg:width="8.193cm" svg:height="10.588cm" svg:x="1.751cm" svg:y="5.715cm" presentation:class="outline">
        <draw:text-box>
          <text:list text:style-name="ML2">
            <text:list-item>
              <text:p text:style-name="MP21"><text:span text:style-name="MT14">Clique para editar os estilos de texto Mestres</text:span></text:p>
            </text:list-item>
          </text:list>
        </draw:text-box>
      </draw:frame>
      <draw:frame draw:name="Rectangle 13" presentation:style-name="Mpr65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66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67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Título 1" presentation:style-name="Mpr70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Texto Vertical 2" presentation:style-name="Mpr71" draw:text-style-name="MP22" draw:layer="backgroundobjects" svg:width="22.225cm" svg:height="10.372cm" svg:x="2.54cm" svg:y="6.562cm" presentation:class="outline">
        <draw:text-box>
          <text:list text:style-name="ML2">
            <text:list-item>
              <text:p text:style-name="MP9"><text:span text:style-name="MT3">Clique para editar os estilos de texto Mestres</text:span></text:p>
              <text:list>
                <text:list-item>
                  <text:p text:style-name="MP10"><text:span text:style-name="MT4">Segundo nível</text:span></text:p>
                  <text:list>
                    <text:list-item>
                      <text:p text:style-name="MP11"><text:span text:style-name="MT5">Terceiro nível</text:span></text:p>
                      <text:list>
                        <text:list-item>
                          <text:p text:style-name="MP12"><text:span text:style-name="MT6">Quarto nível</text:span></text:p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72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73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74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5051D66D0D07C486.png" xlink:type="simple" xlink:show="embed" xlink:actuate="onLoad" loext:mime-type="image/png">
          <text:p/>
        </draw:image>
      </draw:frame>
      <draw:frame draw:name="Título Vertical 1" presentation:style-name="Mpr77" draw:text-style-name="MP22" draw:layer="backgroundobjects" svg:width="5.556cm" svg:height="14.817cm" svg:x="19.209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Texto Vertical 2" presentation:style-name="Mpr78" draw:text-style-name="MP22" draw:layer="backgroundobjects" svg:width="16.245cm" svg:height="14.817cm" svg:x="2.54cm" svg:y="2.117cm" presentation:class="outline">
        <draw:text-box>
          <text:list text:style-name="ML2">
            <text:list-item>
              <text:p text:style-name="MP9"><text:span text:style-name="MT3">Clique para editar os estilos de texto Mestres</text:span></text:p>
              <text:list>
                <text:list-item>
                  <text:p text:style-name="MP10"><text:span text:style-name="MT4">Segundo nível</text:span></text:p>
                  <text:list>
                    <text:list-item>
                      <text:p text:style-name="MP11"><text:span text:style-name="MT5">Terceiro nível</text:span></text:p>
                      <text:list>
                        <text:list-item>
                          <text:p text:style-name="MP12"><text:span text:style-name="MT6">Quarto nível</text:span></text:p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79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80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81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2</text:page-number></text:span></text:p>
        </draw:text-box>
      </draw:frame>
      <presentation:notes style:page-layout-name="PM0">
        <draw:page-thumbnail presentation:style-name="Master1-Layout11-vertTitleAndTx-Texto-e-Título-Vertical-title" draw:layer="backgroundobjects" svg:width="0.001cm" svg:height="0.001cm" svg:x="0cm" svg:y="2.257cm" presentation:class="page"/>
        <draw:frame presentation:style-name="Master1-Layout11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Windows_X86_64 LibreOffice_project/9d0f32d1f0b509096fd65e0d4bec26ddd1938fd3</meta:generator>
    <dc:title>Apresentação do PowerPoint</dc:title>
    <meta:initial-creator/>
    <meta:creation-date>2006-08-22T03:54:35Z</meta:creation-date>
    <dc:date>2019-06-13T15:07:39.549000000</dc:date>
    <meta:print-date>1601-01-01T00:00:00Z</meta:print-date>
    <meta:editing-cycles>35</meta:editing-cycles>
    <meta:editing-duration>PT5H53M12S</meta:editing-duration>
    <meta:document-statistic meta:object-count="285"/>
    <meta:template xlink:type="simple" xlink:actuate="onRequest" xlink:title="" xlink:href="file:///C:/Arquivos%20de%20programas/Microsoft%20Office/Templates/Estruturas%20de%20apresentação/Capsulas.pot"/>
  </office:meta>
</office:document-meta>
</file>